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4.456cm"/>
    </style:style>
    <style:style style:name="gr2" style:family="graphic" style:parent-style-name="standard">
      <style:graphic-properties draw:textarea-horizontal-align="justify" draw:textarea-vertical-align="middle" draw:auto-grow-height="false" fo:min-height="2.951cm" fo:min-width="5.39cm"/>
    </style:style>
    <style:style style:name="gr3" style:family="graphic" style:parent-style-name="standard">
      <style:graphic-properties draw:textarea-horizontal-align="justify" draw:textarea-vertical-align="middle" draw:auto-grow-height="false" fo:min-height="3.251cm" fo:min-width="8.372cm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2.795cm" fo:min-width="2.601cm" draw:shadow="hidden"/>
    </style:style>
    <style:style style:name="gr5" style:family="graphic" style:parent-style-name="standard">
      <style:graphic-properties draw:stroke="solid" draw:textarea-horizontal-align="justify" draw:textarea-vertical-align="middle" draw:auto-grow-height="false" fo:min-height="2.795cm" fo:min-width="2.601cm" draw:shadow="hidden"/>
    </style:style>
    <style:style style:name="gr6" style:family="graphic" style:parent-style-name="standard">
      <style:graphic-properties draw:stroke="none" svg:stroke-color="#000000" draw:fill="none" draw:fill-color="#ffffff" fo:min-height="2.1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xml:id="id1" draw:id="id1" draw:layer="layout" svg:width="5.6cm" svg:height="2.2cm" svg:x="5.2cm" svg:y="1.475cm">
            <text:p text:style-name="P1">Начало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7.7cm" svg:height="3.2cm" svg:x="4.15cm" svg:y="5.055cm">
            <text:p text:style-name="P1">Инициализация <text:line-break/>контактов <text:line-break/>в модуле A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3" draw:text-style-name="P1" xml:id="id4" draw:id="id4" draw:layer="layout" svg:width="11.6cm" svg:height="3.5cm" svg:x="2.2cm" svg:y="13.215cm">
            <text:p text:style-name="P1">Включить напряжение <text:line-break/>на контактах,<text:line-break/> соответствующих <text:line-break/>сегментам цифры <text:span text:style-name="T1">i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1" draw:text-style-name="P1" xml:id="id6" draw:id="id6" draw:layer="layout" svg:width="5.6cm" svg:height="2.2cm" svg:x="5.2cm" svg:y="22.225cm">
            <text:p text:style-name="P1">Конец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xml:id="id3" draw:id="id3" draw:layer="layout" svg:width="4.634cm" svg:height="2.199cm" svg:x="5.683cm" svg:y="9.635cm" svg:viewBox="0 0 4635 2200" draw:points="485,0 4150,0 4635,437 4635,2200 0,2200 0,437">
            <text:p text:style-name="P1">Цикл i</text:p>
            <text:p text:style-name="P1">От 9 до 0</text:p>
          </draw:polygon>
          <draw:g xml:id="id5" draw:id="id5">
            <draw:polygon draw:style-name="gr5" draw:text-style-name="P1" draw:layer="layout" svg:width="5.416cm" svg:height="2.752cm" draw:transform="rotate (-3.14159265358979) translate (10.7086411606194cm 20.8478456375839cm)" svg:viewBox="0 0 5417 2753" draw:points="4850,0 566,0 0,548 0,2753 5417,2753 5417,548">
              <text:p/>
            </draw:polygon>
            <draw:frame draw:style-name="gr6" draw:text-style-name="P2" draw:layer="layout" svg:width="5.104cm" svg:height="2.4cm" svg:x="5.448cm" svg:y="18.271cm">
              <draw:text-box>
                <text:p text:style-name="P1">Увеличить<text:line-break/>i на 1</text:p>
                <text:p text:style-name="P1">Цикл i</text:p>
              </draw:text-box>
            </draw:frame>
          </draw:g>
          <draw:connector draw:style-name="gr7" draw:text-style-name="P3" draw:layer="layout" svg:x1="8cm" svg:y1="3.675cm" svg:x2="8cm" svg:y2="5.055cm" draw:start-shape="id1" draw:start-glue-point="2" draw:end-shape="id2" draw:end-glue-point="0" svg:d="M8000 3675v1380" svg:viewBox="0 0 1 1381">
            <text:p/>
          </draw:connector>
          <draw:connector draw:style-name="gr7" draw:text-style-name="P3" draw:layer="layout" svg:x1="8cm" svg:y1="8.255cm" svg:x2="8cm" svg:y2="9.635cm" draw:start-shape="id2" draw:start-glue-point="2" draw:end-shape="id3" draw:end-glue-point="0" svg:d="M8000 8255v1380" svg:viewBox="0 0 1 1381">
            <text:p/>
          </draw:connector>
          <draw:connector draw:style-name="gr7" draw:text-style-name="P3" draw:layer="layout" svg:x1="8cm" svg:y1="11.835cm" svg:x2="8cm" svg:y2="13.215cm" draw:start-shape="id3" draw:start-glue-point="2" draw:end-shape="id4" draw:end-glue-point="0" svg:d="M8000 11835v1380" svg:viewBox="0 0 1 1381">
            <text:p/>
          </draw:connector>
          <draw:connector draw:style-name="gr7" draw:text-style-name="P3" draw:layer="layout" svg:x1="8cm" svg:y1="16.715cm" svg:x2="8cm" svg:y2="18.095cm" draw:start-shape="id4" draw:start-glue-point="2" draw:end-shape="id5" draw:end-glue-point="0" svg:d="M8000 16715v1380" svg:viewBox="0 0 1 1381">
            <text:p/>
          </draw:connector>
          <draw:connector draw:style-name="gr7" draw:text-style-name="P3" draw:layer="layout" svg:x1="8cm" svg:y1="20.848cm" svg:x2="8cm" svg:y2="22.225cm" draw:start-shape="id5" draw:start-glue-point="2" draw:end-shape="id6" draw:end-glue-point="0" svg:d="M8000 20848v1377" svg:viewBox="0 0 1 137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5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20:56:32.891840039</meta:creation-date>
    <dc:date>2019-03-05T21:17:57.520405422</dc:date>
    <meta:editing-duration>PT17M51S</meta:editing-duration>
    <meta:editing-cycles>3</meta:editing-cycles>
    <meta:generator>LibreOffice/5.1.6.2$Linux_X86_64 LibreOffice_project/10m0$Build-2</meta:generator>
    <meta:document-statistic meta:object-count="14"/>
  </office:meta>
</office:document-meta>
</file>